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9109" officeooo:paragraph-rsid="00189109"/>
    </style:style>
    <style:style style:name="P2" style:family="paragraph" style:parent-style-name="Standard">
      <style:text-properties officeooo:rsid="001a88f5" officeooo:paragraph-rsid="001a88f5"/>
    </style:style>
    <style:style style:name="P3" style:family="paragraph" style:parent-style-name="Standard" style:list-style-name="L1">
      <style:text-properties officeooo:rsid="00189109" officeooo:paragraph-rsid="00189109"/>
    </style:style>
    <style:style style:name="P4" style:family="paragraph" style:parent-style-name="Standard" style:list-style-name="L1">
      <style:text-properties officeooo:rsid="00189109" officeooo:paragraph-rsid="00192ce3"/>
    </style:style>
    <style:style style:name="P5" style:family="paragraph" style:parent-style-name="Standard" style:list-style-name="L1">
      <style:text-properties officeooo:rsid="00192ce3" officeooo:paragraph-rsid="00192ce3"/>
    </style:style>
    <style:style style:name="P6" style:family="paragraph" style:parent-style-name="Standard" style:list-style-name="L1">
      <style:text-properties officeooo:rsid="00192ce3" officeooo:paragraph-rsid="001a45e8"/>
    </style:style>
    <style:style style:name="P7" style:family="paragraph" style:parent-style-name="Standard" style:list-style-name="L1">
      <style:text-properties officeooo:rsid="001a88f5" officeooo:paragraph-rsid="001a88f5"/>
    </style:style>
    <style:style style:name="P8" style:family="paragraph" style:parent-style-name="Standard">
      <style:text-properties officeooo:rsid="001a88f5" officeooo:paragraph-rsid="001a88f5"/>
    </style:style>
    <style:style style:name="P9" style:family="paragraph" style:parent-style-name="Standard" style:list-style-name="L1">
      <style:text-properties officeooo:rsid="001a45e8" officeooo:paragraph-rsid="001a45e8"/>
    </style:style>
    <style:style style:name="P10" style:family="paragraph" style:parent-style-name="Standard" style:list-style-name="L1">
      <style:text-properties officeooo:rsid="001ba4fc" officeooo:paragraph-rsid="001ba4fc"/>
    </style:style>
    <style:style style:name="P11" style:family="paragraph" style:parent-style-name="Standard" style:list-style-name="L1">
      <style:text-properties officeooo:rsid="001d7e6d" officeooo:paragraph-rsid="001d7e6d"/>
    </style:style>
    <style:style style:name="T1" style:family="text">
      <style:text-properties officeooo:rsid="001a45e8"/>
    </style:style>
    <style:style style:name="T2" style:family="text">
      <style:text-properties officeooo:rsid="001ba4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rket Clearing Algorithm</text:p>
      <text:p text:style-name="P1"/>
      <text:list xml:id="list520384392" text:style-name="L1">
        <text:list-item>
          <text:p text:style-name="P3">Trade Nodes and Trade Zones</text:p>
          <text:list>
            <text:list-item>
              <text:p text:style-name="P3">A trade node will be in a province.</text:p>
            </text:list-item>
            <text:list-item>
              <text:p text:style-name="P5">This trade node will store all relevant data.</text:p>
            </text:list-item>
            <text:list-item>
              <text:p text:style-name="P3">Provinces, no more than 1 month of travel from Trade Node A, will be in a zone represented by Trade Node A.</text:p>
            </text:list-item>
            <text:list-item>
              <text:p text:style-name="P4">A trade zone represents the land area for 1 market. There are no markets outside of a trade zone. There will be as many markets as there are goods traded within a trade zone, no more or less.</text:p>
            </text:list-item>
          </text:list>
        </text:list-item>
        <text:list-item>
          <text:p text:style-name="P5">Agents</text:p>
          <text:list>
            <text:list-item>
              <text:p text:style-name="P5">The agents that produce goods, que goods, determine prices, and other activities in a single market are called, “Marketeers.”</text:p>
            </text:list-item>
            <text:list-item>
              <text:p text:style-name="P5">There agents that transport goods are, “Merchants.”</text:p>
              <text:list>
                <text:list-item>
                  <text:p text:style-name="P5">Merchants can buy or sell on any market they have knowledge of.</text:p>
                </text:list-item>
              </text:list>
            </text:list-item>
            <text:list-item>
              <text:p text:style-name="P7">The agent that stores every marketeer’s extra money and loans it is the, “Banker.”</text:p>
            </text:list-item>
          </text:list>
        </text:list-item>
        <text:list-item>
          <text:p text:style-name="P5"><text:span text:style-name="T1">Goods and Services </text:span>Markets</text:p>
          <text:list>
            <text:list-item>
              <text:p text:style-name="P5">Each market stores its market prices for all goods.</text:p>
            </text:list-item>
            <text:list-item>
              <text:p text:style-name="P9">Balances</text:p>
              <text:list>
                <text:list-item>
                  <text:p text:style-name="P6">Markets store a, “balance,” of goods. If an marketeer sells 10 units in a market, the balance rises by 10. If a marketeer buys 7 goods, the balance loses 7 units for a total of 3 units.</text:p>
                </text:list-item>
                <text:list-item>
                  <text:p text:style-name="P9">The balance is allowed to be positive or negative, which implies that marketeers may pre-order goods and/or services.</text:p>
                </text:list-item>
                <text:list-item>
                  <text:p text:style-name="P9">Agents can only buy or sell goods in a market if the balance is within a maximum and minimum boundary.</text:p>
                </text:list-item>
                <text:list-item>
                  <text:p text:style-name="P9">The balance will only be checked whether it is within boundaries once before every agent involved with the relevant market has bought or sold.</text:p>
                </text:list-item>
              </text:list>
            </text:list-item>
            <text:list-item>
              <text:p text:style-name="P9">Market Price</text:p>
              <text:list>
                <text:list-item>
                  <text:p text:style-name="P9">A market price will be updated once per month.</text:p>
                </text:list-item>
                <text:list-item>
                  <text:p text:style-name="P9">The market price will fall if the balance is greater than 0. The market price will rise if the balance is less than 0. The magnitude of the deviance from 0 will be related to the magnitude of the price change.</text:p>
                </text:list-item>
              </text:list>
            </text:list-item>
          </text:list>
        </text:list-item>
        <text:list-item>
          <text:p text:style-name="P9">Financial Markets</text:p>
          <text:list>
            <text:list-item>
              <text:p text:style-name="P7">There will be 1 financial market per trade node.</text:p>
            </text:list-item>
            <text:list-item>
              <text:p text:style-name="P7">There will only be 1 banker per financial market.</text:p>
            </text:list-item>
            <text:list-item>
              <text:p text:style-name="P7">All the money above zero that any marketeer has will be stored with the banker in that <text:span text:style-name="T2">trade node.</text:span></text:p>
            </text:list-item>
            <text:list-item>
              <text:p text:style-name="P7">The banker will keep track of each marketeer’s balance.</text:p>
            </text:list-item>
            <text:list-item>
              <text:p text:style-name="P7">Each marketeer will attempt to use their own money from the banker’s account just as if they kept the money themselves.</text:p>
            </text:list-item>
            <text:list-item>
              <text:p text:style-name="P7">When there are marketeer profits, new marketeers will enter the market. The new marketeers will take a loan from the banker to start their firm according to a startup cost.</text:p>
            </text:list-item>
            <text:list-item>
              <text:p text:style-name="P7">The banker will loan some % of the cash it holds. It will not loan more than that. This % is the leverage.</text:p>
            </text:list-item>
            <text:list-item>
              <text:p text:style-name="P10">The financial market has a balance. This balance will work just like the balances in the goods and services market. If the balance is negative, the interest rate rises and the marketeers with loans will pay more. If the balance is positive, the interest rate will fall.</text:p>
            </text:list-item>
            <text:list-item>
              <text:p text:style-name="P10">???Where does merchant money go???</text:p>
            </text:list-item>
            <text:list-item>
              <text:p text:style-name="P7"><text:soft-page-break/>Bankrupcy</text:p>
              <text:list>
                <text:list-item>
                  <text:p text:style-name="P7">If any marketeer attempts to use its money and withdraw more from the banker than the banker has on hand, the banker goes bankrupt.</text:p>
                </text:list-item>
                <text:list-item>
                  <text:p text:style-name="P7">In the case of the bankruptcy, all marketeers with loans are checked to see if they have more debt than they can pay immediately. If they cannot pay, they will be deleted, and their capital will be sold on the relevant markets (wooden boards, bricks, tools, etc).</text:p>
                </text:list-item>
                <text:list-item>
                  <text:p text:style-name="P7">The money made from the capital sales and loan payoffs will go to every <text:span text:style-name="T2">marketeer proportional to what they had in their account.</text:span></text:p>
                </text:list-item>
                <text:list-item>
                  <text:p text:style-name="P10">The banker cannot be deleted.</text:p>
                </text:list-item>
              </text:list>
            </text:list-item>
            <text:list-item>
              <text:p text:style-name="P10">Note: There may be emergent cascading bankruptcies. A bankruptcy in node a will make less marketeers which will cause prices to rise in nearby nodes. More marketeers enter those nodes and take loans. The banks in those nodes go bankrupt. Prices rise in more nodes…</text:p>
            </text:list-item>
          </text:list>
        </text:list-item>
        <text:list-item>
          <text:p text:style-name="P10">Trade</text:p>
          <text:list>
            <text:list-item>
              <text:p text:style-name="P10">???Two possibilities???</text:p>
              <text:list>
                <text:list-item>
                  <text:p text:style-name="P10">Each merchant only links 2 trade nodes. A list of x markets with the largest price differences is kept for every good in the world. Merchants are assigned to link between the trade nodes to link the markets with the biggest price difference.</text:p>
                </text:list-item>
                <text:list-item>
                  <text:p text:style-name="P10">A merchant chooses which nodes to link, and can operate as many routes as they want. However, the number of markets they are aware of will be limited.</text:p>
                </text:list-item>
              </text:list>
            </text:list-item>
            <text:list-item>
              <text:p text:style-name="P11">Vessels</text:p>
              <text:list>
                <text:list-item>
                  <text:p text:style-name="P11">Vessels will have a speed, a minimum crew, and a capacity. These numbers will create a cost per shipping unit as such.</text:p>
                  <text:list>
                    <text:list-item>
                      <text:p text:style-name="P11">$ / (km * )</text:p>
                    </text:list-item>
                  </text:list>
                </text:list-item>
              </text:list>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4T03:43:45.096000000</meta:creation-date>
    <dc:date>2021-11-14T18:54:39.043000000</dc:date>
    <meta:editing-duration>PT1H14M31S</meta:editing-duration>
    <meta:editing-cycles>2</meta:editing-cycles>
    <meta:generator>LibreOffice/6.1.1.2$Windows_X86_64 LibreOffice_project/5d19a1bfa650b796764388cd8b33a5af1f5baa1b</meta:generator>
    <meta:document-statistic meta:table-count="0" meta:image-count="0" meta:object-count="0" meta:page-count="2" meta:paragraph-count="44" meta:word-count="766" meta:character-count="4090" meta:non-whitespace-character-count="3411"/>
  </office:meta>
</office:document-meta>
</file>